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3.6563in"/>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in" fo:margin-bottom="0in" loext:contextual-spacing="false"/>
    </style:style>
    <style:style style:name="P4" style:family="paragraph" style:parent-style-name="Text_20_body">
      <style:paragraph-properties style:writing-mode="lr-tb"/>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9-1 Discussion: Model Deployment</text:a> </text:h>
      <text:p text:style-name="P3">Is Highlighted</text:p>
      <text:p text:style-name="P3">Michael Surdek posted Feb 28, 2022 8:53 PM</text:p>
      <text:section text:style-name="Sect1" text:name="d2l_20_7_283">
        <text:p text:style-name="P3"><text:bookmark text:name="d2l_20_6_918"/></text:p>
      </text:section>
      <text:section text:style-name="Sect1" text:name="d2l_20_8_206">
        <text:p text:style-name="Text_20_body">The benefit of deploying a predictive model comes from applying the knowledge that the model gathered from the training data to new scenarios in order to improve a process within an organization. Predictive models can improve a process in many ways, including prioritization and automated decision making.</text:p>
        <text:p text:style-name="Text_20_body">The expected value of deploying a model can be estimated based on various evaluation measures or even simulations. If the potential model is a clear improvement on the current process, whether there is an existing model or lack thereof, it may be beneficial to deploy the model and incorporate it into the organizational practice. Two possible reasons for choosing not to deploy a model are if the model shows no significant improvement over the existing process or if the model contains bias or sensitive information that results in harmful predictions.</text:p>
        <text:p text:style-name="Text_20_body">The technical details of deploying a predictive model will vary between organizations and software programs, but the two key steps are saving the model itself and developing a pipeline to continuously score new data, which allows the model's predictions to be incorporated into the business process. In many cases, the model can be saved and new data scored in a single program, but when multiple platforms must be used, it can also be saved in Predictive Model Markup Language. "A model represented using this open standard representation can then be exported to a variety of other software or languages." (Williams, 2011) PMML is an important tool in predictive model deployment because it provides stability across platforms and over time as software and programming languages evolve.</text:p>
        <text:p text:style-name="P2">References</text:p>
        <text:p text:style-name="Text_20_body">Williams, Graham. 2011. <text:span text:style-name="Emphasis">Data Mining with Rattle and R : The Art of Excavating Data for Knowledge Discovery.</text:span> Springer New York.<text:span text:style-name="Emphasis"> </text:span>Retrieved from http://ebookcentral.proquest.com/lib/snhu-ebooks/detail.action?docID=770229</text:p>
      </text:section>
      <text:p text:style-name="Text_20_body"/>
      <text:p text:style-name="Text_20_body"/>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8:51:48.881020246</meta:creation-date>
    <dc:date>2022-02-28T20:54:21.201690431</dc:date>
    <meta:editing-duration>PT7M6S</meta:editing-duration>
    <meta:editing-cycles>6</meta:editing-cycles>
    <meta:generator>LibreOffice/6.4.7.2$Linux_X86_64 LibreOffice_project/40$Build-2</meta:generator>
    <meta:document-statistic meta:table-count="0" meta:image-count="0" meta:object-count="0" meta:page-count="1" meta:paragraph-count="8" meta:word-count="301" meta:character-count="1962" meta:non-whitespace-character-count="1668"/>
  </office:meta>
</office:document-meta>
</file>